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20000012DB8296FD25CDA8DA5.jpg" manifest:media-type="image/jpeg"/>
  <manifest:file-entry manifest:full-path="Pictures/100000000000041F0000009B9E141FE90C3739D6.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roman" style:font-pitch="variable"/>
    <style:font-face style:name="DejaVu Serif" svg:font-family="'DejaVu Serif'"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2a6ff9" officeooo:paragraph-rsid="002a6ff9" style:font-weight-asian="bold" style:font-weight-complex="bold"/>
    </style:style>
    <style:style style:name="P2" style:family="paragraph" style:parent-style-name="Standard">
      <style:paragraph-properties fo:text-align="center" style:justify-single-word="false"/>
      <style:text-properties fo:font-weight="bold" officeooo:rsid="002a6ff9" officeooo:paragraph-rsid="002a6ff9" style:font-weight-asian="bold" style:font-weight-complex="bold"/>
    </style:style>
    <style:style style:name="P3" style:family="paragraph" style:parent-style-name="Standard">
      <style:paragraph-properties fo:text-align="center" style:justify-single-word="false">
        <style:tab-stops>
          <style:tab-stop style:position="0.9811in"/>
        </style:tab-stops>
      </style:paragraph-properties>
      <style:text-properties fo:font-weight="bold" officeooo:rsid="002954f3" officeooo:paragraph-rsid="002954f3" style:font-weight-asian="bold" style:font-weight-complex="bold"/>
    </style:style>
    <style:style style:name="P4" style:family="paragraph" style:parent-style-name="Standard">
      <style:paragraph-properties fo:text-align="justify" style:justify-single-word="false"/>
      <style:text-properties fo:font-weight="bold" officeooo:rsid="001f2fa0" officeooo:paragraph-rsid="001f2fa0" style:font-weight-asian="bold" style:font-weight-complex="bold"/>
    </style:style>
    <style:style style:name="P5" style:family="paragraph" style:parent-style-name="Standard">
      <style:paragraph-properties fo:text-align="justify" style:justify-single-word="false"/>
      <style:text-properties fo:font-weight="bold" officeooo:rsid="0035c2ea" officeooo:paragraph-rsid="00370bd0" style:font-weight-asian="bold" style:font-weight-complex="bold"/>
    </style:style>
    <style:style style:name="P6" style:family="paragraph" style:parent-style-name="Standard">
      <style:paragraph-properties fo:text-align="justify" style:justify-single-word="false"/>
      <style:text-properties officeooo:rsid="002a6ff9" officeooo:paragraph-rsid="002a6ff9"/>
    </style:style>
    <style:style style:name="P7" style:family="paragraph" style:parent-style-name="Standard">
      <style:paragraph-properties fo:text-align="justify" style:justify-single-word="false"/>
      <style:text-properties officeooo:rsid="001f2fa0" officeooo:paragraph-rsid="001f2fa0"/>
    </style:style>
    <style:style style:name="P8" style:family="paragraph" style:parent-style-name="Standard">
      <style:paragraph-properties fo:text-align="justify" style:justify-single-word="false"/>
      <style:text-properties officeooo:rsid="001f2fa0" officeooo:paragraph-rsid="00377269"/>
    </style:style>
    <style:style style:name="P9" style:family="paragraph" style:parent-style-name="Standard">
      <style:paragraph-properties fo:text-align="justify" style:justify-single-word="false"/>
      <style:text-properties officeooo:rsid="001d3cec" officeooo:paragraph-rsid="001d3cec"/>
    </style:style>
    <style:style style:name="P10" style:family="paragraph" style:parent-style-name="Standard">
      <style:paragraph-properties fo:text-align="justify" style:justify-single-word="false"/>
      <style:text-properties officeooo:rsid="0034fa51" officeooo:paragraph-rsid="0034fa51"/>
    </style:style>
    <style:style style:name="P11" style:family="paragraph" style:parent-style-name="Standard" style:list-style-name="L1">
      <style:paragraph-properties fo:text-align="justify" style:justify-single-word="false"/>
      <style:text-properties officeooo:rsid="0035c2ea" officeooo:paragraph-rsid="0035c2ea"/>
    </style:style>
    <style:style style:name="P12" style:family="paragraph" style:parent-style-name="Standard" style:list-style-name="L1">
      <style:paragraph-properties fo:text-align="justify" style:justify-single-word="false"/>
      <style:text-properties officeooo:rsid="0035c2ea" officeooo:paragraph-rsid="00370bd0"/>
    </style:style>
    <style:style style:name="P13" style:family="paragraph" style:parent-style-name="Standard">
      <style:paragraph-properties fo:text-align="justify" style:justify-single-word="false"/>
      <style:text-properties officeooo:rsid="00370bd0" officeooo:paragraph-rsid="00370bd0"/>
    </style:style>
    <style:style style:name="P14" style:family="paragraph" style:parent-style-name="Standard">
      <style:paragraph-properties fo:text-align="justify" style:justify-single-word="false"/>
      <style:text-properties officeooo:rsid="00373d79" officeooo:paragraph-rsid="00373d79"/>
    </style:style>
    <style:style style:name="P15" style:family="paragraph" style:parent-style-name="Standard">
      <style:paragraph-properties fo:text-align="justify" style:justify-single-word="false"/>
      <style:text-properties officeooo:rsid="00377269" officeooo:paragraph-rsid="00377269"/>
    </style:style>
    <style:style style:name="T1" style:family="text">
      <style:text-properties officeooo:rsid="0027977c"/>
    </style:style>
    <style:style style:name="T2" style:family="text">
      <style:text-properties fo:font-weight="bold" style:font-weight-asian="bold" style:font-weight-complex="bold"/>
    </style:style>
    <style:style style:name="T3" style:family="text">
      <style:text-properties officeooo:rsid="002f25d4"/>
    </style:style>
    <style:style style:name="T4" style:family="text">
      <style:text-properties officeooo:rsid="003772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QUINAS VIRTUALES</text:p>
      <text:p text:style-name="P4"/>
      <text:p text:style-name="P8">Alumno: Lucio Nieto Bautista, 6to <text:span text:style-name="T4">s</text:span>emestre</text:p>
      <text:p text:style-name="P7">Materia: <text:span text:style-name="T1">Lenguajes de Programación</text:span></text:p>
      <text:p text:style-name="P7">Profesor: Ing. <text:span text:style-name="T1">Uziel Trujillo Colón </text:span></text:p>
      <text:p text:style-name="P7"/>
      <text:p text:style-name="P1">Virtualización</text:p>
      <text:p text:style-name="P6">Se origina en los 60 (p.e., IBM), cuando no había multiprogramación. <text:s/>Los avances y abaratamiento del hardware, junto con la multiprogramación (a partir de los 70) desplazaron las máquinas virtuales por Hw. <text:s/>Desde los 90, Java hizo resurgir la virtualización, con la promesa de la portabilidad.</text:p>
      <text:p text:style-name="P6"/>
      <text:p text:style-name="P1">Definicion.</text:p>
      <text:p text:style-name="P6"><text:s/>Es la creación a través de software de una versión virtual de algún recurso tecnológico, como puede ser una plataforma de hardware, un sistema operativo, un dispositivo de almacenamiento u otros recursos de red. La virtualización se encarga de crear una interfaz externa que encapsula una implementación subyacente mediante la combinación de recursos en localizaciones físicas diferentes.</text:p>
      <text:p text:style-name="P9"/>
      <text:p text:style-name="P1">Hipervisor</text:p>
      <text:p text:style-name="P6">Crea una capa de abstracción entre el hardware de la máquina física y el sistema operativo de la máquina virtual, dividiéndose el recurso en uno o más entornos de ejecución. El hipervisor ofrece procesador, memoria, almacenamiento y red a cada maquina virtual.</text:p>
      <text:p text:style-name="P6"/>
      <text:p text:style-name="P2">Tipos de Hipervisor </text:p>
      <text:p text:style-name="P1">Tipo 1:</text:p>
      <text:p text:style-name="P6">También denominado nativo, es el software que se ejecuta directamente sobre el hardware de la máquina real. Algunos de los hipervisores tipo 1 más conocidos son: VMware ESXi, Xen, Oracle VM , Microsoft Hyper-V Server.</text:p>
      <text:p text:style-name="P6"/>
      <text:p text:style-name="P1">Tipo 2:</text:p>
      <text:p text:style-name="P6">También denominado huésped, es el software que se ejecuta sobre un sistema operativo anfitrion. Algunos de los hipervisores tipo 2 más utilizados son los siguientes: Oracle: VirtualBox, VirtualBox OSE, VMware Workstation, Microsoft:</text:p>
      <text:p text:style-name="P6">Virtual PC, Virtual Server</text:p>
      <text:p text:style-name="P6"/>
      <text:p text:style-name="P1">La virtualización de plataforma</text:p>
      <text:p text:style-name="P6">Se realiza en una plataforma de hardware por medio de un hipervisor, que va a simular la máquina física donde se ejecuta, para alojar un software “huésped”, que por lo general es un sistema operativo.</text:p>
      <text:p text:style-name="P6"/>
      <text:p text:style-name="P6"><text:span text:style-name="T2">Virtualización completa: </text:span></text:p>
      <text:p text:style-name="P6"><text:soft-page-break/>es en donde la máquina virtual simula un hardware suficiente para permitir un sistema operativo “huésped” sin modificar se ejecute de forma aislada</text:p>
      <text:p text:style-name="P6"/>
      <text:p text:style-name="P1">Virtualización parcial:</text:p>
      <text:p text:style-name="P6"><text:span text:style-name="T2"><text:s/></text:span>La máquina virtual simula múltiples instancias de gran parte (pero no de todo) del entorno subyacente del hardware, particularmente los espacios de <text:s/>direcciones. Tal entorno acepta compartir recursos y alojar procesos, pero no permite instancias separadas de sistemas operativos “huésped”.</text:p>
      <text:p text:style-name="P6"/>
      <text:p text:style-name="P10"><text:span text:style-name="T2">Paravirtualización: </text:span></text:p>
      <text:p text:style-name="P10">Es un entorno de hardware no simulado. Los programas huéspedes se ejecutan como si estuvieran en un sistema separado.</text:p>
      <text:p text:style-name="P6"/>
      <text:p text:style-name="P5">Tipos de virtualización:</text:p>
      <text:list xml:id="list4296216101628840408" text:style-name="L1">
        <text:list-item>
          <text:p text:style-name="P12">Máquina virtual</text:p>
        </text:list-item>
        <text:list-item>
          <text:p text:style-name="P12">Virtualización asistida por Hardware</text:p>
        </text:list-item>
        <text:list-item>
          <text:p text:style-name="P12">Virtualización del Sistema Operativo</text:p>
        </text:list-item>
        <text:list-item>
          <text:p text:style-name="P12">Virtualización de almacenamiento</text:p>
        </text:list-item>
      </text:list>
      <text:p text:style-name="P6"/>
      <text:p text:style-name="P1">Máquina Virtual</text:p>
      <text:p text:style-name="P6">Una Máquina Virtual es un sistema de virtualización, denominado "virtualización de servidores", que dependiendo de la función que esta deba de desempeñar en la <text:span text:style-name="T3">o</text:span>rganización, todas ellas dependen del hardware y dispositivos físicos, pero casi siempre trabajan como modelos totalmente independientes. El comportamiento de una Máquina Virtual es equivalente a tener varios servidores físicos con sus propias Memorias, CPU’s, Discos y demás recursos.</text:p>
      <text:p text:style-name="P6"/>
      <text:p text:style-name="P13"><text:span text:style-name="T2">Virtualización asistida por Hardware:</text:span></text:p>
      <text:p text:style-name="P13">Son extensiones introducidas en la arquitectura del procesador x86 para facilitar las tareas de virtualización al software ejecutándose sobre el sistema.</text:p>
      <text:p text:style-name="P13"/>
      <text:p text:style-name="P14"><text:span text:style-name="T2">La virtualización del Sistema Operativo:</text:span></text:p>
      <text:p text:style-name="P14">Se refiere al uso de Software que permite al Sistema de Hardware ejecutar de manera concurrente múltiples instancias de Sistemas Operativos. Un grupo de programas muy populares para hacer este tipo de virtualización son los desarrolladas por la empresa VMWare Inc.</text:p>
      <text:p text:style-name="P14"/>
      <text:p text:style-name="P15">●Reutilización de hardware existente.</text:p>
      <text:p text:style-name="P15">●Reducción de los costes de espacio y consumo.</text:p>
      <text:p text:style-name="P15">●Administración global centralizada y simplificada.</text:p>
      <text:p text:style-name="P15">●Mejora en los procesos de clonación y copia de sistemas.</text:p>
      <text:p text:style-name="P15">●Aislamiento.</text:p>
      <text:p text:style-name="P15">●Reducción de los costos asociados al hardware necesario para la empresa.</text:p>
      <text:p text:style-name="P15">●Reducción de los tiempos de par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roman" style:font-pitch="variable"/>
    <style:font-face style:name="DejaVu Serif" svg:font-family="'DejaVu Serif'"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008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1" fo:font-family="'DejaVu Sans'" style:font-family-generic="roman" style:font-pitch="variable" fo:font-size="29pt" fo:font-style="normal" fo:text-shadow="none" style:text-underline-style="none" fo:font-weight="normal" style:font-name-asian="DejaVu Sans2" style:font-family-asian="'DejaVu Sans'" style:font-family-generic-asian="system" style:font-pitch-asian="variable" style:font-size-asian="29pt" style:font-style-asian="normal" style:font-weight-asian="normal" style:font-name-complex="DejaVu Sans2" style:font-family-complex="'DejaVu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DejaVu Sans1" fo:font-family="'DejaVu Sans'" style:font-family-generic="roman" style:font-pitch="variable" fo:font-size="25pt" fo:font-style="normal" fo:text-shadow="none" style:text-underline-style="none" fo:font-weight="normal" style:font-size-asian="25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764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DejaVu Sans1" fo:font-family="'DejaVu San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6666" style:text-outline="false" style:text-line-through-style="none" style:text-line-through-type="none" style:font-name="DejaVu Sans1" fo:font-family="'DejaVu Sans'" style:font-family-generic="roman" style:font-pitch="variable" fo:font-size="36pt" fo:font-style="normal" fo:text-shadow="none" style:text-underline-style="none" fo:font-weight="normal" style:font-name-asian="DejaVu Sans2" style:font-family-asian="'DejaVu Sans'" style:font-family-generic-asian="system" style:font-pitch-asian="variable" style:font-size-asian="36pt" style:font-style-asian="normal" style:font-weight-asian="normal" style:font-name-complex="DejaVu Sans2" style:font-family-complex="'DejaVu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008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29pt" fo:font-style="normal" fo:text-shadow="none" style:text-underline-style="none" fo:font-weight="normal" style:font-name-asian="DejaVu Sans2" style:font-family-asian="'DejaVu Sans'" style:font-family-generic-asian="system" style:font-pitch-asian="variable" style:font-size-asian="29pt" style:font-style-asian="normal" style:font-weight-asian="normal" style:font-name-complex="DejaVu Sans2" style:font-family-complex="'DejaVu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DejaVu Sans2" style:font-family-complex="'DejaVu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Verdana" fo:font-family="Verdana" style:font-family-generic="roman" style:font-pitch="variable"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DejaVu Serif" fo:font-family="'DejaVu Serif'" style:font-family-generic="roman" style:font-pitch="variable" fo:font-size="12pt"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DejaVu Sans1" fo:font-family="'DejaVu Sans'" style:font-family-generic="roman" style:font-pitch="variable" fo:font-size="18pt" style:font-name-asian="DejaVu Sans2" style:font-family-asian="'DejaVu Sans'" style:font-family-generic-asian="system" style:font-pitch-asian="variable" style:font-size-asian="18pt" style:font-name-complex="DejaVu Sans2" style:font-family-complex="'DejaVu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1" fo:font-family="'DejaVu 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Verdana" fo:font-family="Verdana" style:font-family-generic="roman" style:font-pitch="variable"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DejaVu Serif" fo:font-family="'DejaVu Serif'" style:font-family-generic="roman" style:font-pitch="variable" fo:font-size="12pt"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DejaVu Sans2" style:font-family-complex="'DejaVu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008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1" fo:font-family="'DejaVu Sans'" style:font-family-generic="roman" style:font-pitch="variable" fo:font-size="29pt" fo:font-style="normal" fo:text-shadow="none" style:text-underline-style="none" fo:font-weight="normal" style:font-name-asian="DejaVu Sans2" style:font-family-asian="'DejaVu Sans'" style:font-family-generic-asian="system" style:font-pitch-asian="variable" style:font-size-asian="29pt" style:font-style-asian="normal" style:font-weight-asian="normal" style:font-name-complex="DejaVu Sans2" style:font-family-complex="'DejaVu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DejaVu Sans1" fo:font-family="'DejaVu Sans'" style:font-family-generic="roman" style:font-pitch="variable" fo:font-size="25pt" fo:font-style="normal" fo:text-shadow="none" style:text-underline-style="none" fo:font-weight="normal" style:font-size-asian="25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764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DejaVu Sans1" fo:font-family="'DejaVu San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font-size-asian="19pt" style:font-style-asian="normal" style:font-weight-asian="normal" style:text-emphasize="none"/>
    </style:style>
    <style:style style:name="Title1_7e_LT_7e_Gliederung_20_1" style:display-name="Title1~LT~Gliederung 1" style:family="paragraph" style:default-outline-level="">
      <style:paragraph-properties fo:margin-left="0in" fo:margin-right="0in" fo:margin-top="0.1008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1" fo:font-family="'DejaVu Sans'" style:font-family-generic="roman" style:font-pitch="variable" fo:font-size="29pt" fo:font-style="normal" fo:text-shadow="none" style:text-underline-style="none" fo:font-weight="normal" style:letter-kerning="true" style:font-name-asian="DejaVu Sans2" style:font-family-asian="'DejaVu Sans'" style:font-family-generic-asian="system" style:font-pitch-asian="variable" style:font-size-asian="29pt" style:font-style-asian="normal" style:font-weight-asian="normal" style:font-name-complex="DejaVu Sans2" style:font-family-complex="'DejaVu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DejaVu Sans1" fo:font-family="'DejaVu Sans'" style:font-family-generic="roman" style:font-pitch="variable" fo:font-size="25pt" fo:font-style="normal" fo:text-shadow="none" style:text-underline-style="none" fo:font-weight="normal" style:letter-kerning="true" style:font-size-asian="25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in" fo:margin-right="0in" fo:margin-top="0.0764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DejaVu Sans1" fo:font-family="'DejaVu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letter-kerning="true" style:font-size-asian="19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letter-kerning="true" style:font-size-asian="19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letter-kerning="true" style:font-size-asian="19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letter-kerning="true" style:font-size-asian="19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letter-kerning="true" style:font-size-asian="19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in" fo:margin-right="0in" fo:margin-top="0.0661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DejaVu Sans1" fo:font-family="'DejaVu Sans'" style:font-family-generic="roman" style:font-pitch="variable" fo:font-size="19pt" fo:font-style="normal" fo:text-shadow="none" style:text-underline-style="none" fo:font-weight="normal" style:letter-kerning="true" style:font-size-asian="19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6666" style:text-outline="false" style:text-line-through-style="none" style:text-line-through-type="none" style:font-name="DejaVu Sans1" fo:font-family="'DejaVu Sans'" style:font-family-generic="roman" style:font-pitch="variable" fo:font-size="36pt" fo:font-style="normal" fo:text-shadow="none" style:text-underline-style="none" fo:font-weight="normal" style:letter-kerning="true" style:font-name-asian="DejaVu Sans2" style:font-family-asian="'DejaVu Sans'" style:font-family-generic-asian="system" style:font-pitch-asian="variable" style:font-size-asian="36pt" style:font-style-asian="normal" style:font-weight-asian="normal" style:font-name-complex="DejaVu Sans2" style:font-family-complex="'DejaVu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1008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29pt" fo:font-style="normal" fo:text-shadow="none" style:text-underline-style="none" fo:font-weight="normal" style:letter-kerning="true" style:font-name-asian="DejaVu Sans2" style:font-family-asian="'DejaVu Sans'" style:font-family-generic-asian="system" style:font-pitch-asian="variable" style:font-size-asian="29pt" style:font-style-asian="normal" style:font-weight-asian="normal" style:font-name-complex="DejaVu Sans2" style:font-family-complex="'DejaVu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1" fo:font-family="'DejaVu Sans'" style:font-family-generic="roman" style:font-pitch="variable"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DejaVu Sans2" style:font-family-complex="'DejaVu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DejaVu Serif" fo:font-family="'DejaVu Serif'" style:font-family-generic="roman" style:font-pitch="variable" fo:font-size="12pt"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2" text:anchor-type="paragraph" svg:x="0.8409in" svg:y="-0.5882in" svg:width="5in" svg:height="0.7346in" draw:z-index="3"><draw:image xlink:href="Pictures/100000000000041F0000009B9E141FE90C3739D6.jpg" xlink:type="simple" xlink:show="embed" xlink:actuate="onLoad"/></draw:frame></text:p>
      </style:header>
      <style:footer>
        <text:p text:style-name="Footer"><draw:frame draw:style-name="Mfr1" draw:name="Image1" text:anchor-type="paragraph" svg:x="6.8965in" svg:y="0.072in" svg:width="0.5291in" svg:height="0.7583in" draw:z-index="1"><draw:image xlink:href="Pictures/10000000000000D20000012DB8296FD25CDA8DA5.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7:08:07.991863743</meta:creation-date>
    <dc:date>2017-01-23T14:09:28.111763396</dc:date>
    <meta:editing-duration>PT1H26M45S</meta:editing-duration>
    <meta:editing-cycles>23</meta:editing-cycles>
    <meta:generator>LibreOffice/5.2.4.2.0$Linux_X86_64 LibreOffice_project/20m0$Build-2</meta:generator>
    <meta:document-statistic meta:table-count="0" meta:image-count="2" meta:object-count="0" meta:page-count="2" meta:paragraph-count="42" meta:word-count="570" meta:character-count="3889" meta:non-whitespace-character-count="3356"/>
  </office:meta>
</office:document-meta>
</file>